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ODO">
      <style:paragraph-properties fo:background-color="transparent">
        <style:background-image/>
      </style:paragraph-properties>
    </style:style>
    <style:style style:name="P5" style:family="paragraph" style:parent-style-name="Text_20_body" style:list-style-name="List_20_1"/>
    <style:style style:name="P6" style:family="paragraph" style:parent-style-name="TODO">
      <style:paragraph-properties fo:background-color="transparent">
        <style:background-image/>
      </style:paragraph-properties>
    </style:style>
    <style:style style:name="P7"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Sidebar">
      <style:graphic-properties fo:margin-top="0.3cm" fo:margin-bottom="0cm" style:vertical-pos="top" style:vertical-rel="paragraph-content" style:horizontal-pos="left" style:horizontal-rel="paragraph-content">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1">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was</text:span><text:span text:style-name="T2">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2">Some of the very few scholars who have investigated her legends believe that there is no such being, and that the “Erisian Exalts” are simply <text:soft-page-break/>Exalted of known types in whom the madness of the First Age has taken new form, or Sidereals playing particularly convoluted games – hard to tell the difference, sometimes.</text:p>
        <text:p text:style-name="P2">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2">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1978023400" text:style-name="List_20_1">
          <text:list-item>
            <text:p text:style-name="P5">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5">She could be the goddess of the Yozi’s binding, or of the borders of Creation, or some other force which wrestles with balancing what is permitted and what is not.</text:p>
          </text:list-item>
          <text:list-item>
            <text:p text:style-name="P5">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5">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p text:style-name="P2">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2"><draw:frame draw:style-name="fr1" draw:name="Sidebar: The Time of the Primordials" text:anchor-type="paragraph" svg:width="8.301cm" style:rel-width="100%" draw:z-index="0"><draw:text-box fo:min-height="1.08cm"><text:h text:style-name="P7"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2">T</text:span>he Good Book of Bad Words says, <text:span text:style-name="T3">“Eris Discordia is in Limbo, where all we virtuous pagans and our gods and goddesses go between lifetimes.”</text:span></text:p>
        <text:p text:style-name="P2"/>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text:soft-pag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4"><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P4"><text:span text:style-name="T5">Some time ago, [</text:span><text:span text:style-name="Placeholder"><text:span text:style-name="T5">invent name here—3rd or Indivisibles</text:span></text:span><text:span text:style-name="T5">]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5"><text:reference-ref text:reference-format="page" text:ref-name="Disease: Contrariety">Error: Reference source not found</text:reference-ref></text:span><text:span text:style-name="T5">.</text:span></text:p>
        <text:p text:style-name="P4"><text:span text:style-name="T4">The Five-Fingered Hand:</text:span><text:span text:style-name="T5"> The name of this organization is a term used in jest, even by conspiracy theorists among Sidereals, to refer to </text:span><text:soft-page-break/><text:span text:style-name="T5">some real or hypothetical organization making a comically clumsy attempt at intrigue and secrecy. <text:s/>Ironically, however, its real meaning is that of an object hidden in plain sight, and the society really does exist. <text:s/>Its fingers number quite a few more than five, and its members infiltrate or influence the pies of various other secret or secretive societies: The White Veil Society, the Guild, the All-Seeing Eye, and even one or two of the less mainstream Sidereal groups, among others. <text:s/>They don’t have any specific interests of their own to protect; their only agenda is to sow confusion among those who try to stay hidden, and expose some of their operations, one way or another, publicly and irrevocably. <text:s/>Given the riskiness of such undertakings, recruits normally 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4">The Apple Corps:</text:span> [blah]</text:p>
        <text:p text:style-name="TODO"><text:span text:style-name="T4">The House of Mirrors:</text:span> [blah]</text:p>
        <text:p text:style-name="TODO">Other:<text:span text:style-name="T5"> The Citizens Committee for Concerned Citizens, The Party for War on Evil.</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0-08-15T15:48:12</dc:date>
    <meta:editing-duration>PT01H18M11S</meta:editing-duration>
    <meta:editing-cycles>22</meta:editing-cycles>
    <meta:generator>OpenOffice.org/3.2$Unix OpenOffice.org_project/320m12$Build-9483</meta:generator>
    <meta:document-statistic meta:table-count="0" meta:image-count="1" meta:object-count="0" meta:page-count="5" meta:paragraph-count="53" meta:word-count="2884" meta:character-count="16803"/>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